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c3dc" officeooo:paragraph-rsid="000bc3dc"/>
    </style:style>
    <style:style style:name="P2" style:family="paragraph" style:parent-style-name="Standard">
      <style:text-properties officeooo:rsid="000be6b3" officeooo:paragraph-rsid="000be6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mo búsqueda tabú:</text:p>
      <text:p text:style-name="P1"/>
      <text:p text:style-name="P1">He añadido:</text:p>
      <text:p text:style-name="P1">-contadorEstancamiento= controla el número de iteraciones del ciclo loop principal sin que haya una mejoría de resultado</text:p>
      <text:p text:style-name="P1">-costeCicloPrevio= almacena el coste en la anterior iteración del loop</text:p>
      <text:p text:style-name="P1"/>
      <text:p text:style-name="P1">-listaTabú: almacena los valores tabú que se van dando a lo largo de la búsqueda</text:p>
      <text:p text:style-name="P1">-tamaFisicolt: entero que guarda el tamaño total de la lista tabú, siguiendo las</text:p>
      <text:p text:style-name="P1">indicaciones del ejercicio será numTransmisores/6</text:p>
      <text:p text:style-name="P1">-tamalogicolt: guarda el tamaño logico actual de la lista</text:p>
      <text:p text:style-name="P1">-indicelt: guarda la nueva posición de la lista en la que se va a almacenar</text:p>
      <text:p text:style-name="P1">el valor Tabú. Necesario porque queremos que la lista tenga un carácter circular y </text:p>
      <text:p text:style-name="P1">se vayan sobreescribiendo los valores más antiguos.</text:p>
      <text:p text:style-name="P1"/>
      <text:p text:style-name="P1">MatrizFrecuencias: memoria de largo plazo. Almacena cada uno de los cambios producidos a lo largo del algoritmo. Si un cambio ya ha sido detectado en vez de insertarlo de nuevo aumenta su número de repeticiones.</text:p>
      <text:p text:style-name="P1"/>
      <text:p text:style-name="P1"/>
      <text:p text:style-name="P1">Primero de todo genero la solución inicial con el algoritmo greedy, igual que en el algoritmo</text:p>
      <text:p text:style-name="P1">de búsqueda local.</text:p>
      <text:p text:style-name="P1"/>
      <text:p text:style-name="P1">En el algoritmo de búsqueda tabú el modo de operar es el siguiente:</text:p>
      <text:p text:style-name="P1">Tenemos el loop principal de 10000 iteraciones.</text:p>
      <text:p text:style-name="P1">Generamos los vecinos como en búsqueda local, es decir, cogemos un transmisor y buscamos en entre las frecuencias disponibles que se le pueden asignar a este.</text:p>
      <text:p text:style-name="P1">Con boolean esTabu miramos si dicho valor está registrado en la lista Tabú. En caso de que no lo esté, procedemos a calcular el valor de su solución. Si la solución es válida y mejora procedemos a registrarlo en la lista tabú donde nos indique indicelt. Es importante tener en cuenta que se seguirán obteniendo vecinos hasta que los recorramos todos o el contador llegue a 20. En caso de que nos encontremos un vecino aún mejor, se registrará en la listaTabú en la misma posición que el anterior,</text:p>
      <text:p text:style-name="P1">sobreescribiendolo y asegurandonos asi de que guardamos el mejor vecino válido en el conjunto total de la iteración.</text:p>
      <text:p text:style-name="P1"/>
      <text:p text:style-name="P1">El mejor vecino se almacenará también en la estructura de matriz de frecuencias, la memoria a largo plazo.</text:p>
      <text:p text:style-name="P2">Al final también compruebo la comparación de resultados para conocer si se está dando un caso de estancamiento o no. En caso de que si, con la función pasarmatrizFrecuencias() cambio la solución de frecuencias a las mejores almacenadas en matrizFrecuencias</text:p>
      <text:p text:style-name="P2">Si se comprueba que la listaTabú actualizado ajusto los tamaños lógicos e indice para que se garantice el buen funcionamiento de es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9:35:51.685931036</meta:creation-date>
    <dc:date>2017-10-27T09:52:52.439740999</dc:date>
    <meta:editing-duration>PT5M10S</meta:editing-duration>
    <meta:editing-cycles>1</meta:editing-cycles>
    <meta:document-statistic meta:table-count="0" meta:image-count="0" meta:object-count="0" meta:page-count="1" meta:paragraph-count="22" meta:word-count="397" meta:character-count="2401" meta:non-whitespace-character-count="2025"/>
    <meta:generator>LibreOffice/5.3.1.2$Linux_X86_64 LibreOffice_project/30m0$Build-2</meta:generator>
  </office:meta>
</office:document-meta>
</file>